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Cabin" svg:font-family="Cabin" style:font-pitch="variable"/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333333" draw:opacity="100%" draw:opacity-name="" draw:textarea-horizontal-align="justify" draw:textarea-vertical-align="middle" draw:auto-grow-height="false" fo:min-height="1.857cm" fo:min-width="6.239cm" fo:padding-top="0.151cm" fo:padding-bottom="0.151cm" fo:padding-left="0.276cm" fo:padding-right="0.276cm" draw:shadow="visibl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eeeee" draw:opacity="100%" draw:opacity-name="" draw:textarea-horizontal-align="justify" draw:textarea-vertical-align="middle" draw:auto-grow-height="false" fo:min-height="1.857cm" fo:min-width="9.1cm" fo:padding-top="0.151cm" fo:padding-bottom="0.151cm" fo:padding-left="0.276cm" fo:padding-right="0.276cm" draw:shadow="visibl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eeeeee" draw:opacity="100%" draw:opacity-name="" draw:textarea-horizontal-align="justify" draw:textarea-vertical-align="middle" draw:auto-grow-height="false" fo:min-height="1.857cm" fo:min-width="2.877cm" fo:padding-top="0.151cm" fo:padding-bottom="0.151cm" fo:padding-left="0.276cm" fo:padding-right="0.276cm" draw:shadow="visible"/>
    </style:style>
    <style:style style:name="P1" style:family="paragraph">
      <style:paragraph-properties fo:margin-top="0cm" fo:margin-bottom="0.152cm" fo:text-align="center"/>
      <style:text-properties style:font-name="Carlito" fo:font-size="22pt"/>
    </style:style>
    <style:style style:name="P2" style:family="paragraph">
      <loext:graphic-properties draw:fill-color="#333333" draw:opacity="100%"/>
      <style:paragraph-properties fo:margin-top="0cm" fo:margin-bottom="0.152cm" fo:text-align="center"/>
      <style:text-properties style:font-name="Carlito" fo:font-size="22pt"/>
    </style:style>
    <style:style style:name="P3" style:family="paragraph">
      <loext:graphic-properties draw:fill-color="#eeeeee" draw:opacity="100%"/>
      <style:paragraph-properties fo:margin-top="0cm" fo:margin-bottom="0.152cm" fo:text-align="center"/>
      <style:text-properties style:font-name="Carlito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91cm" svg:height="2.159cm" svg:x="11.815cm" svg:y="16.703cm">
          <text:p text:style-name="P1">Hard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652cm" svg:height="2.159cm" svg:x="10.384cm" svg:y="14.049cm">
          <text:p text:style-name="P1">Código de máquin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652cm" svg:height="2.159cm" svg:x="10.384cm" svg:y="11.395cm">
          <text:p text:style-name="P1">Ensamblador o Assembl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3.429cm" svg:height="2.159cm" svg:x="11.246cm" svg:y="8.741cm">
            <text:p text:style-name="P1">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429cm" svg:height="2.159cm" svg:x="15.746cm" svg:y="8.741cm">
            <text:p text:style-name="P1">C++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3.429cm" svg:height="2.159cm" svg:x="9.146cm" svg:y="6.087cm">
            <text:p text:style-name="P1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429cm" svg:height="2.159cm" svg:x="13.546cm" svg:y="6.087cm">
            <text:p text:style-name="P1">Pyth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3.429cm" svg:height="2.159cm" svg:x="17.846cm" svg:y="6.087cm">
            <text:p text:style-name="P1">Javascrip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6.791cm" svg:height="2.159cm" svg:x="11.633cm" svg:y="3.433cm">
          <text:p text:style-name="P1">Usuario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Cabin" svg:font-family="Cabin" style:font-pitch="variable"/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20T14:08:15.619807367</meta:creation-date>
    <dc:date>2016-05-20T15:08:21.908081119</dc:date>
    <dc:creator>Eduardo Grosclaude</dc:creator>
    <meta:editing-duration>PT2M30S</meta:editing-duration>
    <meta:editing-cycles>2</meta:editing-cycles>
    <meta:generator>LibreOffice/5.1.0.3$Linux_X86_64 LibreOffice_project/5e3e00a007d9b3b6efb6797a8b8e57b51ab1f737</meta:generator>
    <meta:document-statistic meta:object-count="11"/>
  </office:meta>
</office:document-meta>
</file>